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draw:fill="none" draw:stroke="solid" svg:stroke-width="0.01042in" svg:stroke-color="#000000" draw:marker-end="a629" svg:stroke-opacity="100%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4">
      <style:graphic-properties draw:fill="none" draw:stroke="solid" svg:stroke-width="0.01042in" svg:stroke-color="#000000" draw:marker-end="a743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none" draw:stroke="solid" svg:stroke-width="0.01042in" svg:stroke-color="#000000" draw:marker-end="a639" svg:stroke-opacity="100%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draw:fill="none" draw:stroke="solid" svg:stroke-width="0.01042in" svg:stroke-color="#000000" draw:marker-end="a641" svg:stroke-opacity="100%"/>
    </style:style>
    <style:style style:family="graphic" style:name="a643">
      <style:graphic-properties draw:fill="none" draw:stroke="solid" svg:stroke-width="0.01042in" svg:stroke-color="#000000" svg:stroke-opacity="100%"/>
    </style:style>
    <style:style style:family="graphic" style:name="a645">
      <style:graphic-properties draw:fill="none" draw:stroke="solid" svg:stroke-width="0.01042in" svg:stroke-color="#000000" draw:marker-end="a644" svg:stroke-opacity="100%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draw:fill="none" draw:stroke="solid" svg:stroke-width="0.01042in" svg:stroke-color="#000000" draw:marker-end="a751" svg:stroke-opacity="100%"/>
    </style:style>
    <style:style style:family="graphic" style:name="a754">
      <style:graphic-properties draw:fill="none" draw:stroke="solid" svg:stroke-width="0.01042in" svg:stroke-color="#000000" draw:marker-end="a753" svg:stroke-opacity="100%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52">
      <style:graphic-properties draw:fill="none" draw:stroke="solid" svg:stroke-width="0.01042in" svg:stroke-color="#000000" draw:marker-end="a651" svg:stroke-opacity="100%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draw:fill="none" draw:stroke="solid" svg:stroke-width="0.01042in" svg:stroke-color="#000000" draw:marker-end="a658" svg:stroke-opacity="100%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64">
      <style:graphic-properties draw:fill="none" draw:stroke="solid" svg:stroke-width="0.01042in" svg:stroke-color="#000000" draw:marker-end="a763" svg:stroke-opacity="100%"/>
    </style:style>
    <style:style style:family="graphic" style:name="a766">
      <style:graphic-properties draw:fill="none" draw:stroke="solid" svg:stroke-width="0.01042in" svg:stroke-color="#000000" draw:marker-end="a765" svg:stroke-opacity="100%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draw:fill="none" draw:stroke="solid" svg:stroke-width="0.01042in" svg:stroke-color="#000000" draw:marker-end="a550" svg:stroke-opacity="100%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draw:fill="none" draw:stroke="solid" svg:stroke-width="0.01042in" svg:stroke-color="#000000" draw:marker-end="a660" svg:stroke-opacity="100%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76">
      <style:graphic-properties draw:fill="none" draw:stroke="solid" svg:stroke-width="0.01042in" svg:stroke-color="#000000" draw:marker-end="a775" svg:stroke-opacity="100%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draw:fill="none" draw:stroke="solid" svg:stroke-width="0.01042in" svg:stroke-color="#000000" svg:stroke-opacity="100%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>
      <style:graphic-properties draw:fill="none" draw:stroke="dash" draw:stroke-dash="a561" svg:stroke-width="0.03125in" svg:stroke-color="#000000" svg:stroke-opacity="100%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784">
      <style:graphic-properties draw:fill="none" draw:stroke="solid" svg:stroke-width="0.01389in" svg:stroke-color="#000000" draw:marker-end="a783" svg:stroke-opacity="100%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63">
      <style:graphic-properties draw:fill="none" draw:stroke="solid" svg:stroke-width="0.01042in" svg:stroke-color="#000000" svg:stroke-opacity="100%"/>
    </style:style>
    <style:style style:family="graphic" style:name="a465">
      <style:graphic-properties draw:fill="none" draw:stroke="solid" svg:stroke-width="0.01042in" svg:stroke-color="#000000" draw:marker-end="a464" svg:stroke-opacity="100%"/>
    </style:style>
    <style:style style:family="graphic" style:name="a467">
      <style:graphic-properties draw:fill="none" draw:stroke="solid" svg:stroke-width="0.01042in" svg:stroke-color="#000000" draw:marker-end="a466" svg:stroke-opacity="100%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draw:fill="none" draw:stroke="solid" svg:stroke-width="0.01042in" svg:stroke-color="#000000" draw:marker-end="a468" svg:stroke-opacity="100%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graphic" style:name="a574">
      <style:graphic-properties draw:fill="none" draw:stroke="solid" svg:stroke-width="0.02083in" svg:stroke-color="#000000" draw:marker-end="a573" svg:stroke-opacity="100%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draw:fill="none" draw:stroke="solid" svg:stroke-width="0.01042in" svg:stroke-color="#000000" draw:marker-end="a682" svg:stroke-opacity="100%"/>
    </style:style>
    <style:style style:family="graphic" style:name="a685">
      <style:graphic-properties draw:fill="none" draw:stroke="solid" svg:stroke-width="0.01042in" svg:stroke-color="#000000" draw:marker-end="a684" svg:stroke-opacity="100%"/>
    </style:style>
    <style:style style:family="graphic" style:name="a687">
      <style:graphic-properties draw:fill="none" draw:stroke="solid" svg:stroke-width="0.01042in" svg:stroke-color="#000000" draw:marker-end="a686" svg:stroke-opacity="100%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draw:fill="none" draw:stroke="solid" svg:stroke-width="0.01042in" svg:stroke-color="#000000" draw:marker-end="a688" svg:stroke-opacity="100%"/>
    </style:style>
    <style:style style:family="graphic" style:name="a7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2">
      <style:graphic-properties draw:fill="none" draw:stroke="solid" svg:stroke-width="0.01042in" svg:stroke-color="#000000" svg:stroke-opacity="100%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75">
      <style:graphic-properties draw:fill="none" draw:stroke="solid" svg:stroke-width="0.01042in" svg:stroke-color="#000000" draw:marker-end="a474" svg:strok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graphic" style:name="a691">
      <style:graphic-properties draw:fill="none" draw:stroke="solid" svg:stroke-width="0.01042in" svg:stroke-color="#000000" draw:marker-end="a690" svg:stroke-opacity="100%"/>
    </style:style>
    <style:style style:family="graphic" style:name="a693">
      <style:graphic-properties draw:fill="none" draw:stroke="solid" svg:stroke-width="0.01042in" svg:stroke-color="#000000" draw:marker-end="a692" svg:stroke-opacity="100%"/>
    </style:style>
    <style:style style:family="graphic" style:name="a695">
      <style:graphic-properties draw:fill="none" draw:stroke="solid" svg:stroke-width="0.01042in" svg:stroke-color="#000000" draw:marker-end="a694" svg:stroke-opacity="100%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84">
      <style:graphic-properties draw:fill="none" draw:stroke="solid" svg:stroke-width="0.01042in" svg:stroke-color="#000000" draw:marker-end="a483" svg:stroke-opacity="100%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90">
      <style:graphic-properties draw:fill="none" draw:stroke="solid" svg:stroke-width="0.01389in" svg:stroke-color="#000000" draw:marker-end="a589" svg:stroke-opacity="100%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1042in" svg:stroke-color="#000000" draw:marker-end="a591" svg:stroke-opacity="100%"/>
    </style:style>
    <style:style style:family="graphic" style:name="a594">
      <style:graphic-properties draw:fill="none" draw:stroke="solid" svg:stroke-width="0.01042in" svg:stroke-color="#000000" draw:marker-end="a593" svg:stroke-opacity="100%"/>
    </style:style>
    <style:style style:family="graphic" style:name="a596">
      <style:graphic-properties draw:fill="none" draw:stroke="solid" svg:stroke-width="0.01042in" svg:stroke-color="#000000" draw:marker-end="a595" svg:stroke-opacity="100%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draw:fill="none" draw:stroke="solid" svg:stroke-width="0.01042in" svg:stroke-color="#000000" draw:marker-end="a492" svg:stroke-opacity="100%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99">
      <style:graphic-properties draw:fill="none" draw:stroke="solid" svg:stroke-width="0.01042in" svg:stroke-color="#000000" svg:stroke-opacity="100%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2778in" svg:stroke-color="#b66d31" svg:stroke-opacity="100%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7f7f7f" svg:stroke-opacity="100%" draw:auto-grow-width="false" draw:auto-grow-height="false"/>
      <style:paragraph-properties style:font-independent-line-spacing="true" style:writing-mode="lr-tb"/>
    </style:style>
    <style:style style:family="graphic" style:name="a701">
      <style:graphic-properties draw:fill="none" draw:stroke="solid" svg:stroke-width="0.01042in" svg:stroke-color="#000000" draw:marker-end="a700" svg:stroke-opacity="100%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07">
      <style:graphic-properties draw:fill="none" draw:stroke="solid" svg:stroke-width="0.01042in" svg:stroke-color="#000000" draw:marker-end="a706" svg:stroke-opacity="100%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02">
      <style:graphic-properties draw:fill="none" draw:stroke="solid" svg:stroke-width="0.01042in" svg:stroke-color="#000000" draw:marker-end="a601" svg:stroke-opacity="100%"/>
    </style:style>
    <style:style style:family="graphic" style:name="a604">
      <style:graphic-properties draw:fill="none" draw:stroke="solid" svg:stroke-width="0.01042in" svg:stroke-color="#000000" draw:marker-end="a603" svg:stroke-opacity="100%"/>
    </style:style>
    <style:style style:family="graphic" style:name="a606">
      <style:graphic-properties draw:fill="none" draw:stroke="solid" svg:stroke-width="0.01042in" svg:stroke-color="#000000" draw:marker-end="a605" svg:stroke-opacity="100%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draw:fill="none" draw:stroke="solid" svg:stroke-width="0.01042in" svg:stroke-color="#000000" draw:marker-end="a712" svg:stroke-opacity="100%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19">
      <style:graphic-properties draw:fill="none" draw:stroke="solid" svg:stroke-width="0.01042in" svg:stroke-color="#000000" draw:marker-end="a718" svg:stroke-opacity="100%"/>
    </style:style>
    <style:style style:family="graphic" style:name="a500">
      <style:graphic-properties draw:fill="none" draw:stroke="solid" svg:stroke-width="0.01042in" svg:stroke-color="#000000" svg:stroke-opacity="100%"/>
    </style:style>
    <style:style style:family="graphic" style:name="a502">
      <style:graphic-properties draw:fill="none" draw:stroke="solid" svg:stroke-width="0.01042in" svg:stroke-color="#000000" draw:marker-end="a501" svg:stroke-opacity="100%"/>
    </style:style>
    <style:style style:family="graphic" style:name="a503">
      <style:graphic-properties draw:fill="none" draw:stroke="solid" svg:stroke-width="0.01042in" svg:stroke-color="#000000" svg:stroke-opacity="100%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09">
      <style:graphic-properties draw:fill="none" draw:stroke="solid" svg:stroke-width="0.01042in" svg:stroke-color="#000000" draw:marker-end="a508" svg:stroke-opacity="100%"/>
    </style:style>
    <style:style style:family="graphic" style:name="a612">
      <style:graphic-properties draw:fill="none" draw:stroke="solid" svg:stroke-width="0.01042in" svg:stroke-color="#000000" draw:marker-end="a611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draw:fill="none" draw:stroke="solid" svg:stroke-width="0.01042in" svg:stroke-color="#000000" draw:marker-end="a617" svg:stroke-opacity="100%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25">
      <style:graphic-properties draw:fill="none" draw:stroke="solid" svg:stroke-width="0.01042in" svg:stroke-color="#000000" draw:marker-end="a724" svg:stroke-opacity="100%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draw:fill="none" draw:stroke="solid" svg:stroke-width="0.01042in" svg:stroke-color="#000000" draw:marker-end="a510" svg:stroke-opacity="100%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draw:fill="none" draw:stroke="solid" svg:stroke-width="0.01042in" svg:stroke-color="#000000" draw:marker-end="a512" svg:stroke-opacity="100%"/>
    </style:style>
    <style:style style:family="graphic" style:name="a515">
      <style:graphic-properties draw:fill="none" draw:stroke="solid" svg:stroke-width="0.01042in" svg:stroke-color="#000000" draw:marker-end="a514" svg:stroke-opacity="100%"/>
    </style:style>
    <style:style style:family="graphic" style:name="a517">
      <style:graphic-properties draw:fill="none" draw:stroke="solid" svg:stroke-width="0.01042in" svg:stroke-color="#000000" draw:marker-end="a516" svg:stroke-opacity="100%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draw:fill="none" draw:stroke="solid" svg:stroke-width="0.01042in" svg:stroke-color="#000000" draw:marker-end="a518" svg:stroke-opacity="100%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24">
      <style:graphic-properties draw:fill="none" draw:stroke="solid" svg:stroke-width="0.01042in" svg:stroke-color="#000000" draw:marker-end="a623" svg:stroke-opacity="100%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31">
      <style:graphic-properties draw:fill="none" draw:stroke="solid" svg:stroke-width="0.01042in" svg:stroke-color="#000000" draw:marker-end="a730" svg:stroke-opacity="100%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38">
      <style:graphic-properties draw:fill="none" draw:stroke="solid" svg:stroke-width="0.01042in" svg:stroke-color="#000000" draw:marker-end="a737" svg:stroke-opacity="100%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>
        <draw:custom-shape svg:x="1.2988in" svg:y="0.2063in" svg:width="8.6163in" svg:height="6.9299in" draw:id="id63" draw:style-name="a383" draw:name="Rectangle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87" draw:name="TextBox 4" svg:x="8.92064in" svg:y="0.16922in" svg:width="1.06972in" svg:height="0.40391in">
          <draw:text-box>
            <text:p text:style-name="a386" text:class-names="" text:cond-style-name=""><text:span text:style-name="a384" text:class-names="">DE2-115</text:span><text:span text:style-name="a385" text:class-names=""/></text:p>
          </draw:text-box>
          <svg:title/>
          <svg:desc/>
        </draw:frame>
        <draw:custom-shape svg:x="2.16504in" svg:y="0.52129in" svg:width="6.82929in" svg:height="6.37866in" draw:id="id65" draw:style-name="a390" draw:name="Rectangle 5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96" draw:name="TextBox 7" svg:x="7.12736in" svg:y="0.47588in" svg:width="1.89745in" svg:height="0.40391in">
          <draw:text-box>
            <text:p text:style-name="a395" text:class-names="" text:cond-style-name=""><text:span text:style-name="a391" text:class-names="">FPGA-</text:span><text:span text:style-name="a392" text:class-names="">Cyclone</text:span><text:span text:style-name="a393" text:class-names=""><text:s text:c="1"/>IV</text:span><text:span text:style-name="a394" text:class-names=""/></text:p>
          </draw:text-box>
          <svg:title/>
          <svg:desc/>
        </draw:frame>
        <draw:custom-shape svg:x="2.3483in" svg:y="0.87979in" svg:width="6.37866in" svg:height="4.20895in" draw:id="id67" draw:style-name="a399" draw:name="Rectangle 6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405" draw:name="TextBox 8" svg:x="7.2036in" svg:y="0.91575in" svg:width="1.46213in" svg:height="0.40391in">
          <draw:text-box>
            <text:p text:style-name="a404" text:class-names="" text:cond-style-name=""><text:span text:style-name="a400" text:class-names="">Qsys</text:span><text:span text:style-name="a401" text:class-names=""><text:s text:c="1"/></text:span><text:span text:style-name="a402" text:class-names="">System</text:span><text:span text:style-name="a403" text:class-names=""/></text:p>
          </draw:text-box>
          <svg:title/>
          <svg:desc/>
        </draw:frame>
        <draw:custom-shape svg:x="4.83534in" svg:y="1.00104in" svg:width="1.0309in" svg:height="0.49942in" draw:id="id69" draw:style-name="a413" draw:name="Rectangle 9">
          <svg:title/>
          <svg:desc/>
          <text:p text:style-name="a412" text:class-names="" text:cond-style-name=""><text:span text:style-name="a406" text:class-names="">Nios</text:span><text:span text:style-name="a407" text:class-names=""><text:s text:c="1"/>II<text:s text:c="1"/></text:span><text:span text:style-name="a408" text:class-names="">Soft</text:span><text:span text:style-name="a409" text:class-names=""><text:s text:c="1"/></text:span><text:span text:style-name="a410" text:class-names="">Processor</text:span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113in" svg:y="3.04582in" svg:width="0.47249in" svg:height="0.74033in" draw:id="id70" draw:style-name="a417" draw:name="Rectangle 11">
          <svg:title/>
          <svg:desc/>
          <text:p text:style-name="a416" text:class-names="" text:cond-style-name=""><text:span text:style-name="a414" text:class-names="">PLL</text:span><text:span text:style-name="a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322in" svg:y="3.03795in" svg:width="0.62999in" svg:height="0.75762in" draw:id="id71" draw:style-name="a423" draw:name="Rectangle 12">
          <svg:title/>
          <svg:desc/>
          <text:p text:style-name="a419" text:class-names="" text:cond-style-name=""><text:span text:style-name="a418" text:class-names="">JTAG</text:span></text:p>
          <text:p text:style-name="a422" text:class-names="" text:cond-style-name=""><text:span text:style-name="a420" text:class-names="">UART</text:span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7755in" svg:y="3.14494in" svg:width="0.70874in" svg:height="0.56867in" draw:id="id72" draw:style-name="a429" draw:name="Rectangle 13">
          <svg:title/>
          <svg:desc/>
          <text:p text:style-name="a425" text:class-names="" text:cond-style-name=""><text:span text:style-name="a424" text:class-names="">50MHz</text:span></text:p>
          <text:p text:style-name="a428" text:class-names="" text:cond-style-name=""><text:span text:style-name="a426" text:class-names="">OSC</text:span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9356in" svg:y="3.03129in" svg:width="0.74178in" svg:height="0.51146in" draw:id="id73" draw:style-name="a433" draw:name="Rectangle 14">
          <svg:title/>
          <svg:desc/>
          <text:p text:style-name="a432" text:class-names="" text:cond-style-name=""><text:span text:style-name="a430" text:class-names="">Camera</text:span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6226in" svg:y="3.0283in" svg:width="0.72061in" svg:height="0.5094in" draw:id="id74" draw:style-name="a437" draw:name="Rectangle 15">
          <svg:title/>
          <svg:desc/>
          <text:p text:style-name="a436" text:class-names="" text:cond-style-name=""><text:span text:style-name="a434" text:class-names="">Sensor</text:span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8757in" svg:y="3.04582in" svg:width="0.96461in" svg:height="0.50409in" draw:id="id75" draw:style-name="a442" draw:name="Rectangle 16">
          <svg:title/>
          <svg:desc/>
          <text:p text:style-name="a441" text:class-names="" text:cond-style-name=""><text:span text:style-name="a438" text:class-names="">Ethernet<text:s text:c="1"/></text:span><text:span text:style-name="a439" text:class-names="">Controller</text:span><text:span text:style-name="a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731in" svg:y="3.0283in" svg:width="0.86624in" svg:height="0.50409in" draw:id="id76" draw:style-name="a449" draw:name="Rectangle 17">
          <svg:title/>
          <svg:desc/>
          <text:p text:style-name="a445" text:class-names="" text:cond-style-name=""><text:span text:style-name="a443" text:class-names="">Clock</text:span><text:span text:style-name="a444" text:class-names=""/></text:p>
          <text:p text:style-name="a448" text:class-names="" text:cond-style-name=""><text:span text:style-name="a446" text:class-names="">crossing</text:span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57968in" svg:y1="1.61452in" svg:x2="7.60923in" svg:y2="1.61452in" draw:id="id77" draw:style-name="a450" draw:name="Straight Connector 18">
          <svg:title/>
          <svg:desc/>
        </draw:connector>
        <draw:custom-shape svg:x="5.78749in" svg:y="2.22084in" svg:width="0.90303in" svg:height="0.40075in" draw:id="id78" draw:style-name="a456" draw:name="Rectangle 23">
          <svg:title/>
          <svg:desc/>
          <text:p text:style-name="a452" text:class-names="" text:cond-style-name=""><text:span text:style-name="a451" text:class-names="">SRAM</text:span></text:p>
          <text:p text:style-name="a455" text:class-names="" text:cond-style-name=""><text:span text:style-name="a453" text:class-names="">Controller</text:span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8997in" svg:y="2.06047in" svg:width="0.90303in" svg:height="0.40075in" draw:id="id79" draw:style-name="a462" draw:name="Rectangle 24">
          <svg:title/>
          <svg:desc/>
          <text:p text:style-name="a458" text:class-names="" text:cond-style-name=""><text:span text:style-name="a457" text:class-names="">Flash</text:span></text:p>
          <text:p text:style-name="a461" text:class-names="" text:cond-style-name=""><text:span text:style-name="a459" text:class-names="">Controller</text:span><text:span text:style-name="a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57968in" svg:y1="1.50046in" svg:x2="5.57968in" svg:y2="1.61452in" draw:id="id80" draw:style-name="a463" draw:name="Straight Connector 26">
          <svg:title/>
          <svg:desc/>
        </draw:connector>
        <draw:connector draw:type="line" svg:x1="7.61738in" svg:y1="1.61452in" svg:x2="7.61738in" svg:y2="2.06047in" draw:id="id81" draw:style-name="a465" draw:name="Straight Arrow Connector 29">
          <svg:title/>
          <svg:desc/>
        </draw:connector>
        <draw:connector draw:type="line" svg:x1="6.20622in" svg:y1="1.61452in" svg:x2="6.20622in" svg:y2="2.24231in" draw:id="id82" draw:style-name="a467" draw:name="Straight Arrow Connector 31">
          <svg:title/>
          <svg:desc/>
        </draw:connector>
        <draw:connector draw:type="line" svg:x1="6.52736in" svg:y1="2.1042in" svg:x2="6.52736in" svg:y2="2.22497in" draw:id="id83" draw:style-name="a469" draw:name="Straight Arrow Connector 33">
          <svg:title/>
          <svg:desc/>
        </draw:connector>
        <draw:frame draw:id="id84" draw:style-name="a473" draw:name="TextBox 34" svg:x="6.33873in" svg:y="1.8773in" svg:width="0.37726in" svg:height="0.30293in">
          <draw:text-box>
            <text:p text:style-name="a472" text:class-names="" text:cond-style-name=""><text:span text:style-name="a470" text:class-names="">C0</text:span><text:span text:style-name="a471" text:class-names=""/></text:p>
          </draw:text-box>
          <svg:title/>
          <svg:desc/>
        </draw:frame>
        <draw:connector draw:type="line" svg:x1="7.0786in" svg:y1="1.95108in" svg:x2="7.0786in" svg:y2="2.07185in" draw:id="id85" draw:style-name="a475" draw:name="Straight Arrow Connector 40">
          <svg:title/>
          <svg:desc/>
        </draw:connector>
        <draw:frame draw:id="id86" draw:style-name="a479" draw:name="TextBox 41" svg:x="6.88997in" svg:y="1.72418in" svg:width="0.37726in" svg:height="0.30293in">
          <draw:text-box>
            <text:p text:style-name="a478" text:class-names="" text:cond-style-name=""><text:span text:style-name="a476" text:class-names="">C0</text:span><text:span text:style-name="a477" text:class-names=""/></text:p>
          </draw:text-box>
          <svg:title/>
          <svg:desc/>
        </draw:frame>
        <draw:custom-shape svg:x="9.0775in" svg:y="2.01339in" svg:width="0.67426in" svg:height="0.40075in" draw:id="id87" draw:style-name="a482" draw:name="Rectangle 43">
          <svg:title/>
          <svg:desc/>
          <text:p text:style-name="a481" text:class-names="" text:cond-style-name=""><text:span text:style-name="a480" text:class-names="">Flash 8M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793in" svg:y1="2.26084in" draw:start-shape="id79" draw:start-glue-point="1" svg:x2="9.0775in" svg:y2="2.26084in" draw:id="id88" draw:style-name="a484" draw:name="Straight Arrow Connector 44">
          <svg:title/>
          <svg:desc/>
        </draw:connector>
        <draw:custom-shape svg:x="2.55023in" svg:y="4.39556in" svg:width="0.66678in" svg:height="0.50409in" draw:id="id89" draw:style-name="a488" draw:name="Rectangle 48">
          <svg:title/>
          <svg:desc/>
          <text:p text:style-name="a487" text:class-names="" text:cond-style-name=""><text:span text:style-name="a485" text:class-names="">Sys_ID</text:span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8226in" svg:y="2.48579in" svg:width="0.67426in" svg:height="0.40075in" draw:id="id90" draw:style-name="a491" draw:name="Rectangle 50">
          <svg:title/>
          <svg:desc/>
          <text:p text:style-name="a490" text:class-names="" text:cond-style-name=""><text:span text:style-name="a489" text:class-names="">SRAM 2M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69052in" svg:y1="2.56344in" svg:x2="9.0775in" svg:y2="2.56353in" draw:id="id91" draw:style-name="a493" draw:name="Straight Arrow Connector 51">
          <svg:title/>
          <svg:desc/>
        </draw:connector>
        <draw:frame draw:id="id92" draw:style-name="a498" draw:name="TextBox 56" svg:x="5.9369in" svg:y="1.34276in" svg:width="1.2256in" svg:height="0.30293in">
          <draw:text-box>
            <text:p text:style-name="a497" text:class-names="" text:cond-style-name=""><text:span text:style-name="a494" text:class-names="">Instruction</text:span><text:span text:style-name="a495" text:class-names=""><text:s text:c="1"/>Bus</text:span><text:span text:style-name="a496" text:class-names=""/></text:p>
          </draw:text-box>
          <svg:title/>
          <svg:desc/>
        </draw:frame>
        <draw:connector draw:type="line" svg:x1="2.64738in" svg:y1="2.71346in" svg:x2="7.88359in" svg:y2="2.715in" draw:id="id93" draw:style-name="a499" draw:name="Straight Connector 57">
          <svg:title/>
          <svg:desc/>
        </draw:connector>
        <draw:connector draw:type="line" svg:x1="4.93519in" svg:y1="1.50256in" svg:x2="4.93519in" svg:y2="2.71346in" draw:id="id94" draw:style-name="a500" draw:name="Straight Connector 59">
          <svg:title/>
          <svg:desc/>
        </draw:connector>
        <draw:connector draw:type="line" svg:x1="5.86624in" svg:y1="1.725in" svg:x2="5.86624in" svg:y2="2.22676in" draw:id="id95" draw:style-name="a502" draw:name="Straight Arrow Connector 61">
          <svg:title/>
          <svg:desc/>
        </draw:connector>
        <draw:connector draw:type="line" svg:x1="4.93519in" svg:y1="1.72418in" svg:x2="7.35in" svg:y2="1.725in" draw:id="id96" draw:style-name="a503" draw:name="Straight Connector 65">
          <svg:title/>
          <svg:desc/>
        </draw:connector>
        <draw:frame draw:id="id97" draw:style-name="a507" draw:name="TextBox 68" svg:x="3.04325in" svg:y="2.46017in" svg:width="0.80318in" svg:height="0.30293in">
          <draw:text-box>
            <text:p text:style-name="a506" text:class-names="" text:cond-style-name=""><text:span text:style-name="a504" text:class-names="">Data Bus</text:span><text:span text:style-name="a505" text:class-names=""/></text:p>
          </draw:text-box>
          <svg:title/>
          <svg:desc/>
        </draw:frame>
        <draw:connector draw:type="line" svg:x1="2.64738in" svg:y1="2.71346in" svg:x2="2.64738in" svg:y2="3.05019in" draw:id="id98" draw:style-name="a509" draw:name="Straight Arrow Connector 70">
          <svg:title/>
          <svg:desc/>
        </draw:connector>
        <draw:connector draw:type="line" svg:x1="2.89265in" svg:y1="3.13222in" svg:x2="3.11946in" svg:y2="3.13222in" draw:id="id99" draw:style-name="a511" draw:name="Straight Arrow Connector 72">
          <svg:title/>
          <svg:desc/>
        </draw:connector>
        <draw:connector draw:type="line" svg:x1="2.88693in" svg:y1="3.28205in" svg:x2="3.11374in" svg:y2="3.28205in" draw:id="id100" draw:style-name="a513" draw:name="Straight Arrow Connector 75">
          <svg:title/>
          <svg:desc/>
        </draw:connector>
        <draw:connector draw:type="line" svg:x1="2.88693in" svg:y1="3.41432in" svg:x2="3.11374in" svg:y2="3.41432in" draw:id="id101" draw:style-name="a515" draw:name="Straight Arrow Connector 76">
          <svg:title/>
          <svg:desc/>
        </draw:connector>
        <draw:connector draw:type="line" svg:x1="2.88362in" svg:y1="3.55427in" svg:x2="3.11044in" svg:y2="3.55427in" draw:id="id102" draw:style-name="a517" draw:name="Straight Arrow Connector 77">
          <svg:title/>
          <svg:desc/>
        </draw:connector>
        <draw:connector draw:type="line" svg:x1="2.88992in" svg:y1="3.6929in" svg:x2="3.11673in" svg:y2="3.6929in" draw:id="id103" draw:style-name="a519" draw:name="Straight Arrow Connector 78">
          <svg:title/>
          <svg:desc/>
        </draw:connector>
        <draw:custom-shape svg:x="3.31867in" svg:y="4.39556in" svg:width="0.66678in" svg:height="0.50409in" draw:id="id104" draw:style-name="a523" draw:name="Rectangle 79">
          <svg:title/>
          <svg:desc/>
          <text:p text:style-name="a522" text:class-names="" text:cond-style-name=""><text:span text:style-name="a520" text:class-names="">Timer</text:span><text:span text:style-name="a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2911in" svg:y="4.38856in" svg:width="0.66678in" svg:height="0.50409in" draw:id="id105" draw:style-name="a529" draw:name="Rectangle 80">
          <svg:title/>
          <svg:desc/>
          <text:p text:style-name="a525" text:class-names="" text:cond-style-name=""><text:span text:style-name="a524" text:class-names="">LED</text:span></text:p>
          <text:p text:style-name="a528" text:class-names="" text:cond-style-name=""><text:span text:style-name="a526" text:class-names="">PIO</text:span><text:span text:style-name="a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0923in" svg:y="4.25908in" svg:width="0.94295in" svg:height="0.50409in" draw:id="id106" draw:style-name="a535" draw:name="Rectangle 81">
          <svg:title/>
          <svg:desc/>
          <text:p text:style-name="a531" text:class-names="" text:cond-style-name=""><text:span text:style-name="a530" text:class-names="">LCD</text:span></text:p>
          <text:p text:style-name="a534" text:class-names="" text:cond-style-name=""><text:span text:style-name="a532" text:class-names="">Controller</text:span><text:span text:style-name="a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3519in" svg:y="4.3863in" svg:width="0.73063in" svg:height="0.50409in" draw:id="id107" draw:style-name="a542" draw:name="Rectangle 82">
          <svg:title/>
          <svg:desc/>
          <text:p text:style-name="a538" text:class-names="" text:cond-style-name=""><text:span text:style-name="a536" text:class-names="">Tracker</text:span><text:span text:style-name="a537" text:class-names=""><text:s text:c="1"/></text:span></text:p>
          <text:p text:style-name="a541" text:class-names="" text:cond-style-name=""><text:span text:style-name="a539" text:class-names="">0</text:span><text:span text:style-name="a5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7342in" svg:y="4.3863in" svg:width="0.73063in" svg:height="0.50409in" draw:id="id108" draw:style-name="a549" draw:name="Rectangle 83">
          <svg:title/>
          <svg:desc/>
          <text:p text:style-name="a545" text:class-names="" text:cond-style-name=""><text:span text:style-name="a543" text:class-names="">Tracker</text:span><text:span text:style-name="a544" text:class-names=""><text:s text:c="1"/></text:span></text:p>
          <text:p text:style-name="a548" text:class-names="" text:cond-style-name=""><text:span text:style-name="a546" text:class-names="">5</text:span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88359in" svg:y1="2.71346in" svg:x2="7.88359in" svg:y2="3.05019in" draw:id="id109" draw:style-name="a551" draw:name="Straight Arrow Connector 84">
          <svg:title/>
          <svg:desc/>
        </draw:connector>
        <draw:custom-shape svg:x="9.05093in" svg:y="3.02852in" svg:width="0.80936in" svg:height="0.40075in" draw:id="id110" draw:style-name="a556" draw:name="Rectangle 87">
          <svg:title/>
          <svg:desc/>
          <text:p text:style-name="a553" text:class-names="" text:cond-style-name=""><text:span text:style-name="a552" text:class-names="">PHYS</text:span></text:p>
          <text:p text:style-name="a555" text:class-names="" text:cond-style-name=""><text:span text:style-name="a554" text:class-names="">Ethern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560" draw:name="TextBox 88" svg:x="3.03074in" svg:y="2.97466in" svg:width="1.03466in" svg:height="0.30293in">
          <draw:text-box>
            <text:p text:style-name="a559" text:class-names="" text:cond-style-name=""><text:span text:style-name="a557" text:class-names="">C0=100MHz</text:span><text:span text:style-name="a558" text:class-names=""/></text:p>
          </draw:text-box>
          <svg:title/>
          <svg:desc/>
        </draw:frame>
        <draw:connector draw:type="line" svg:x1="5.68287in" svg:y1="4.6406in" svg:x2="5.96674in" svg:y2="4.6406in" draw:id="id112" draw:style-name="a562" draw:name="Straight Connector 89">
          <svg:title/>
          <svg:desc/>
        </draw:connector>
        <draw:custom-shape svg:x="5.08843in" svg:y="5.25844in" svg:width="1.29747in" svg:height="0.86624in" draw:id="id113" draw:style-name="a567" draw:name="Rectangle 91">
          <svg:title/>
          <svg:desc/>
          <text:p text:style-name="a566" text:class-names="" text:cond-style-name=""><text:span text:style-name="a563" text:class-names="">Sensor<text:s text:c="1"/></text:span><text:span text:style-name="a564" text:class-names="">Controller</text:span><text:span text:style-name="a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483in" svg:y="5.33068in" svg:width="1.29747in" svg:height="0.43312in" draw:id="id114" draw:style-name="a572" draw:name="Rectangle 92">
          <svg:title/>
          <svg:desc/>
          <text:p text:style-name="a571" text:class-names="" text:cond-style-name=""><text:span text:style-name="a568" text:class-names="">Camera<text:s text:c="1"/></text:span><text:span text:style-name="a569" text:class-names="">Controller</text:span><text:span text:style-name="a5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15074in" svg:y1="5.54724in" svg:x2="2.3483in" svg:y2="5.54724in" draw:end-shape="id114" draw:end-glue-point="3" draw:id="id115" draw:style-name="a574" draw:name="Straight Arrow Connector 93">
          <svg:title/>
          <svg:desc/>
        </draw:connector>
        <draw:custom-shape svg:x="2.3483in" svg:y="6.3684in" svg:width="1.9678in" svg:height="0.43312in" draw:id="id116" draw:style-name="a588" draw:name="Rectangle 98">
          <svg:title/>
          <svg:desc/>
          <text:p text:style-name="a579" text:class-names="" text:cond-style-name=""><text:span text:style-name="a575" text:class-names="">Display</text:span><text:span text:style-name="a576" text:class-names=""><text:s text:c="1"/></text:span><text:span text:style-name="a577" text:class-names="">Controller</text:span><text:span text:style-name="a578" text:class-names=""/></text:p>
          <text:p text:style-name="a587" text:class-names="" text:cond-style-name=""><text:span text:style-name="a580" text:class-names="">(</text:span><text:span text:style-name="a581" text:class-names="">Calculates</text:span><text:span text:style-name="a582" text:class-names=""><text:s text:c="1"/></text:span><text:span text:style-name="a583" text:class-names="">frame</text:span><text:span text:style-name="a584" text:class-names=""><text:s text:c="1"/></text:span><text:span text:style-name="a585" text:class-names="">rate</text:span><text:span text:style-name="a586" text:class-names="">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00034in" svg:y1="5.7638in" svg:x2="2.99703in" svg:y2="6.3684in" draw:id="id117" draw:style-name="a590" draw:name="Straight Arrow Connector 99">
          <svg:title/>
          <svg:desc/>
        </draw:connector>
        <draw:connector draw:type="line" svg:x1="7.28372in" svg:y1="2.71346in" svg:x2="7.28372in" svg:y2="3.04762in" draw:id="id118" draw:style-name="a592" draw:name="Straight Arrow Connector 104">
          <svg:title/>
          <svg:desc/>
        </draw:connector>
        <draw:connector draw:type="line" svg:x1="6.33829in" svg:y1="2.71346in" svg:x2="6.33829in" svg:y2="3.0283in" draw:id="id119" draw:style-name="a594" draw:name="Straight Arrow Connector 105">
          <svg:title/>
          <svg:desc/>
        </draw:connector>
        <draw:connector draw:type="line" svg:x1="4.32239in" svg:y1="2.892in" svg:x2="4.32239in" svg:y2="3.01277in" draw:id="id120" draw:style-name="a596" draw:name="Straight Arrow Connector 106">
          <svg:title/>
          <svg:desc/>
        </draw:connector>
        <draw:frame draw:id="id121" draw:style-name="a600" draw:name="TextBox 107" svg:x="4.13376in" svg:y="2.6651in" svg:width="0.37726in" svg:height="0.30293in">
          <draw:text-box>
            <text:p text:style-name="a599" text:class-names="" text:cond-style-name=""><text:span text:style-name="a597" text:class-names="">C0</text:span><text:span text:style-name="a598" text:class-names=""/></text:p>
          </draw:text-box>
          <svg:title/>
          <svg:desc/>
        </draw:frame>
        <draw:connector draw:type="line" svg:x1="5.43577in" svg:y1="2.71346in" svg:x2="5.43577in" svg:y2="3.0283in" draw:id="id122" draw:style-name="a602" draw:name="Straight Arrow Connector 113">
          <svg:title/>
          <svg:desc/>
        </draw:connector>
        <draw:connector draw:type="line" svg:x1="4.60626in" svg:y1="2.71346in" svg:x2="4.60626in" svg:y2="3.0283in" draw:id="id123" draw:style-name="a604" draw:name="Straight Arrow Connector 116">
          <svg:title/>
          <svg:desc/>
        </draw:connector>
        <draw:connector draw:type="line" svg:x1="5.14822in" svg:y1="2.91307in" svg:x2="5.14822in" svg:y2="3.03384in" draw:id="id124" draw:style-name="a606" draw:name="Straight Arrow Connector 117">
          <svg:title/>
          <svg:desc/>
        </draw:connector>
        <draw:frame draw:id="id125" draw:style-name="a610" draw:name="TextBox 118" svg:x="4.95959in" svg:y="2.68617in" svg:width="0.37726in" svg:height="0.30293in">
          <draw:text-box>
            <text:p text:style-name="a609" text:class-names="" text:cond-style-name=""><text:span text:style-name="a607" text:class-names="">C0</text:span><text:span text:style-name="a608" text:class-names=""/></text:p>
          </draw:text-box>
          <svg:title/>
          <svg:desc/>
        </draw:frame>
        <draw:connector draw:type="line" svg:x1="6.03277in" svg:y1="2.91307in" svg:x2="6.03277in" svg:y2="3.03384in" draw:id="id126" draw:style-name="a612" draw:name="Straight Arrow Connector 119">
          <svg:title/>
          <svg:desc/>
        </draw:connector>
        <draw:frame draw:id="id127" draw:style-name="a616" draw:name="TextBox 120" svg:x="5.84414in" svg:y="2.68617in" svg:width="0.37726in" svg:height="0.30293in">
          <draw:text-box>
            <text:p text:style-name="a615" text:class-names="" text:cond-style-name=""><text:span text:style-name="a613" text:class-names="">C0</text:span><text:span text:style-name="a614" text:class-names=""/></text:p>
          </draw:text-box>
          <svg:title/>
          <svg:desc/>
        </draw:frame>
        <draw:connector draw:type="line" svg:x1="6.97387in" svg:y1="2.91307in" svg:x2="6.97387in" svg:y2="3.03384in" draw:id="id128" draw:style-name="a618" draw:name="Straight Arrow Connector 121">
          <svg:title/>
          <svg:desc/>
        </draw:connector>
        <draw:frame draw:id="id129" draw:style-name="a622" draw:name="TextBox 122" svg:x="6.78524in" svg:y="2.68617in" svg:width="0.37726in" svg:height="0.30293in">
          <draw:text-box>
            <text:p text:style-name="a621" text:class-names="" text:cond-style-name=""><text:span text:style-name="a619" text:class-names="">C0</text:span><text:span text:style-name="a620" text:class-names=""/></text:p>
          </draw:text-box>
          <svg:title/>
          <svg:desc/>
        </draw:frame>
        <draw:connector draw:type="line" svg:x1="7.6904in" svg:y1="2.91307in" svg:x2="7.6904in" svg:y2="3.03384in" draw:id="id130" draw:style-name="a624" draw:name="Straight Arrow Connector 123">
          <svg:title/>
          <svg:desc/>
        </draw:connector>
        <draw:frame draw:id="id131" draw:style-name="a628" draw:name="TextBox 124" svg:x="7.50177in" svg:y="2.68617in" svg:width="0.37726in" svg:height="0.30293in">
          <draw:text-box>
            <text:p text:style-name="a627" text:class-names="" text:cond-style-name=""><text:span text:style-name="a625" text:class-names="">C0</text:span><text:span text:style-name="a626" text:class-names=""/></text:p>
          </draw:text-box>
          <svg:title/>
          <svg:desc/>
        </draw:frame>
        <draw:connector draw:type="line" svg:x1="8.55455in" svg:y1="3.27471in" svg:x2="9.05329in" svg:y2="3.27471in" draw:id="id132" draw:style-name="a630" draw:name="Straight Arrow Connector 125">
          <svg:title/>
          <svg:desc/>
        </draw:connector>
        <draw:custom-shape svg:x="9.06408in" svg:y="4.24021in" svg:width="0.80936in" svg:height="0.40075in" draw:id="id133" draw:style-name="a633" draw:name="Rectangle 130">
          <svg:title/>
          <svg:desc/>
          <text:p text:style-name="a632" text:class-names="" text:cond-style-name=""><text:span text:style-name="a631" text:class-names="">LC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6408in" svg:y="4.74061in" svg:width="0.80936in" svg:height="0.59008in" draw:id="id134" draw:style-name="a638" draw:name="Rectangle 131">
          <svg:title/>
          <svg:desc/>
          <text:p text:style-name="a637" text:class-names="" text:cond-style-name=""><text:span text:style-name="a634" text:class-names="">Red<text:s text:c="1"/></text:span><text:span text:style-name="a635" text:class-names="">LEDs</text:span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56399in" svg:y1="4.44059in" svg:x2="9.08422in" svg:y2="4.44059in" draw:id="id135" draw:style-name="a640" draw:name="Straight Arrow Connector 132">
          <svg:title/>
          <svg:desc/>
        </draw:connector>
        <draw:connector draw:type="line" svg:x1="7.50177in" svg:y1="4.85248in" svg:x2="9.06755in" svg:y2="4.85248in" draw:id="id136" draw:style-name="a642" draw:name="Straight Arrow Connector 134">
          <svg:title/>
          <svg:desc/>
        </draw:connector>
        <draw:connector draw:type="line" svg:x1="3.02652in" svg:y1="3.97681in" svg:x2="8.30081in" svg:y2="3.97681in" draw:id="id137" draw:style-name="a643" draw:name="Straight Connector 136">
          <svg:title/>
          <svg:desc/>
        </draw:connector>
        <draw:connector draw:type="line" svg:x1="7.4622in" svg:y1="3.7502in" svg:x2="9.0429in" svg:y2="3.7502in" draw:id="id138" draw:style-name="a645" draw:name="Straight Arrow Connector 137">
          <svg:title/>
          <svg:desc/>
        </draw:connector>
        <draw:custom-shape svg:x="9.05329in" svg:y="3.59594in" svg:width="0.80936in" svg:height="0.40075in" draw:id="id139" draw:style-name="a650" draw:name="Rectangle 139">
          <svg:title/>
          <svg:desc/>
          <text:p text:style-name="a649" text:class-names="" text:cond-style-name=""><text:span text:style-name="a646" text:class-names="">USB<text:s text:c="1"/></text:span><text:span text:style-name="a647" text:class-names="">Blaster</text:span><text:span text:style-name="a648" text:class-names=""><text:s text:c="1"/>I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08629in" svg:y1="3.42927in" draw:start-shape="id72" draw:start-glue-point="1" svg:x2="2.41072in" svg:y2="3.42557in" draw:id="id140" draw:style-name="a652" draw:name="Straight Arrow Connector 140">
          <svg:title/>
          <svg:desc/>
        </draw:connector>
        <draw:custom-shape svg:x="9.06755in" svg:y="6.30988in" svg:width="0.80936in" svg:height="0.59008in" draw:id="id141" draw:style-name="a657" draw:name="Rectangle 142">
          <svg:title/>
          <svg:desc/>
          <text:p text:style-name="a656" text:class-names="" text:cond-style-name=""><text:span text:style-name="a653" text:class-names="">7<text:s text:c="1"/></text:span><text:span text:style-name="a654" text:class-names="">SegmentDisplays</text:span><text:span text:style-name="a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33829in" svg:y1="3.53239in" svg:x2="6.33829in" svg:y2="3.97681in" draw:id="id142" draw:style-name="a659" draw:name="Straight Arrow Connector 143">
          <svg:title/>
          <svg:desc/>
        </draw:connector>
        <draw:connector draw:type="line" svg:x1="6.03277in" svg:y1="3.69322in" svg:x2="6.03277in" svg:y2="3.53239in" draw:id="id143" draw:style-name="a661" draw:name="Straight Arrow Connector 147">
          <svg:title/>
          <svg:desc/>
        </draw:connector>
        <draw:frame draw:id="id144" draw:style-name="a665" draw:name="TextBox 150" svg:x="3.02533in" svg:y="3.12402in" svg:width="1.03466in" svg:height="0.30293in">
          <draw:text-box>
            <text:p text:style-name="a664" text:class-names="" text:cond-style-name=""><text:span text:style-name="a662" text:class-names="">C1=100MHz</text:span><text:span text:style-name="a663" text:class-names=""/></text:p>
          </draw:text-box>
          <svg:title/>
          <svg:desc/>
        </draw:frame>
        <draw:frame draw:id="id145" draw:style-name="a669" draw:name="TextBox 151" svg:x="3.02492in" svg:y="3.27178in" svg:width="0.94876in" svg:height="0.30293in">
          <draw:text-box>
            <text:p text:style-name="a668" text:class-names="" text:cond-style-name=""><text:span text:style-name="a666" text:class-names="">C2=10MHz</text:span><text:span text:style-name="a667" text:class-names=""/></text:p>
          </draw:text-box>
          <svg:title/>
          <svg:desc/>
        </draw:frame>
        <draw:frame draw:id="id146" draw:style-name="a673" draw:name="TextBox 152" svg:x="3.02652in" svg:y="3.40097in" svg:width="0.94876in" svg:height="0.30293in">
          <draw:text-box>
            <text:p text:style-name="a672" text:class-names="" text:cond-style-name=""><text:span text:style-name="a670" text:class-names="">C3=25MHz</text:span><text:span text:style-name="a671" text:class-names=""/></text:p>
          </draw:text-box>
          <svg:title/>
          <svg:desc/>
        </draw:frame>
        <draw:frame draw:id="id147" draw:style-name="a677" draw:name="TextBox 153" svg:x="3.02111in" svg:y="3.53804in" svg:width="0.94876in" svg:height="0.30293in">
          <draw:text-box>
            <text:p text:style-name="a676" text:class-names="" text:cond-style-name=""><text:span text:style-name="a674" text:class-names="">C4=24MHz</text:span><text:span text:style-name="a675" text:class-names=""/></text:p>
          </draw:text-box>
          <svg:title/>
          <svg:desc/>
        </draw:frame>
        <draw:frame draw:id="id148" draw:style-name="a681" draw:name="TextBox 154" svg:x="5.84734in" svg:y="3.61307in" svg:width="0.37726in" svg:height="0.30293in">
          <draw:text-box>
            <text:p text:style-name="a680" text:class-names="" text:cond-style-name=""><text:span text:style-name="a678" text:class-names="">C2</text:span><text:span text:style-name="a679" text:class-names=""/></text:p>
          </draw:text-box>
          <svg:title/>
          <svg:desc/>
        </draw:frame>
        <draw:connector draw:type="line" svg:x1="3.03252in" svg:y1="3.97681in" svg:x2="3.03252in" svg:y2="4.3863in" draw:id="id149" draw:style-name="a683" draw:name="Straight Arrow Connector 155">
          <svg:title/>
          <svg:desc/>
        </draw:connector>
        <draw:connector draw:type="line" svg:x1="3.81877in" svg:y1="3.97681in" svg:x2="3.81877in" svg:y2="4.39556in" draw:id="id150" draw:style-name="a685" draw:name="Straight Arrow Connector 158">
          <svg:title/>
          <svg:desc/>
        </draw:connector>
        <draw:connector draw:type="line" svg:x1="5.47781in" svg:y1="3.97681in" svg:x2="5.47781in" svg:y2="4.39556in" draw:id="id151" draw:style-name="a687" draw:name="Straight Arrow Connector 160">
          <svg:title/>
          <svg:desc/>
        </draw:connector>
        <draw:connector draw:type="line" svg:x1="6.52736in" svg:y1="3.97681in" svg:x2="6.52736in" svg:y2="4.3863in" draw:id="id152" draw:style-name="a689" draw:name="Straight Arrow Connector 162">
          <svg:title/>
          <svg:desc/>
        </draw:connector>
        <draw:connector draw:type="line" svg:x1="7.30555in" svg:y1="3.97681in" svg:x2="7.30555in" svg:y2="4.39556in" draw:id="id153" draw:style-name="a691" draw:name="Straight Arrow Connector 163">
          <svg:title/>
          <svg:desc/>
        </draw:connector>
        <draw:connector draw:type="line" svg:x1="8.30081in" svg:y1="3.97681in" svg:x2="8.30081in" svg:y2="4.26368in" draw:id="id154" draw:style-name="a693" draw:name="Straight Arrow Connector 164">
          <svg:title/>
          <svg:desc/>
        </draw:connector>
        <draw:connector draw:type="line" svg:x1="2.79209in" svg:y1="4.28145in" svg:x2="2.79209in" svg:y2="4.40222in" draw:id="id155" draw:style-name="a695" draw:name="Straight Arrow Connector 176">
          <svg:title/>
          <svg:desc/>
        </draw:connector>
        <draw:frame draw:id="id156" draw:style-name="a699" draw:name="TextBox 177" svg:x="2.60346in" svg:y="4.05455in" svg:width="0.37726in" svg:height="0.30293in">
          <draw:text-box>
            <text:p text:style-name="a698" text:class-names="" text:cond-style-name=""><text:span text:style-name="a696" text:class-names="">C2</text:span><text:span text:style-name="a697" text:class-names=""/></text:p>
          </draw:text-box>
          <svg:title/>
          <svg:desc/>
        </draw:frame>
        <draw:connector draw:type="line" svg:x1="3.49549in" svg:y1="4.28145in" svg:x2="3.49549in" svg:y2="4.40222in" draw:id="id157" draw:style-name="a701" draw:name="Straight Arrow Connector 178">
          <svg:title/>
          <svg:desc/>
        </draw:connector>
        <draw:frame draw:id="id158" draw:style-name="a705" draw:name="TextBox 179" svg:x="3.30686in" svg:y="4.05455in" svg:width="0.37726in" svg:height="0.30293in">
          <draw:text-box>
            <text:p text:style-name="a704" text:class-names="" text:cond-style-name=""><text:span text:style-name="a702" text:class-names="">C2</text:span><text:span text:style-name="a703" text:class-names=""/></text:p>
          </draw:text-box>
          <svg:title/>
          <svg:desc/>
        </draw:frame>
        <draw:connector draw:type="line" svg:x1="5.12615in" svg:y1="4.26625in" svg:x2="5.12615in" svg:y2="4.38703in" draw:id="id159" draw:style-name="a707" draw:name="Straight Arrow Connector 180">
          <svg:title/>
          <svg:desc/>
        </draw:connector>
        <draw:frame draw:id="id160" draw:style-name="a711" draw:name="TextBox 181" svg:x="4.93753in" svg:y="4.03935in" svg:width="0.37726in" svg:height="0.30293in">
          <draw:text-box>
            <text:p text:style-name="a710" text:class-names="" text:cond-style-name=""><text:span text:style-name="a708" text:class-names="">C2</text:span><text:span text:style-name="a709" text:class-names=""/></text:p>
          </draw:text-box>
          <svg:title/>
          <svg:desc/>
        </draw:frame>
        <draw:connector draw:type="line" svg:x1="6.19727in" svg:y1="4.27808in" svg:x2="6.19727in" svg:y2="4.39885in" draw:id="id161" draw:style-name="a713" draw:name="Straight Arrow Connector 183">
          <svg:title/>
          <svg:desc/>
        </draw:connector>
        <draw:frame draw:id="id162" draw:style-name="a717" draw:name="TextBox 184" svg:x="6.00864in" svg:y="4.04194in" svg:width="0.37726in" svg:height="0.30293in">
          <draw:text-box>
            <text:p text:style-name="a716" text:class-names="" text:cond-style-name=""><text:span text:style-name="a714" text:class-names="">C2</text:span><text:span text:style-name="a715" text:class-names=""/></text:p>
          </draw:text-box>
          <svg:title/>
          <svg:desc/>
        </draw:frame>
        <draw:connector draw:type="line" svg:x1="6.9987in" svg:y1="4.26625in" svg:x2="6.9987in" svg:y2="4.38703in" draw:id="id163" draw:style-name="a719" draw:name="Straight Arrow Connector 185">
          <svg:title/>
          <svg:desc/>
        </draw:connector>
        <draw:frame draw:id="id164" draw:style-name="a723" draw:name="TextBox 186" svg:x="6.81007in" svg:y="4.03935in" svg:width="0.37726in" svg:height="0.30293in">
          <draw:text-box>
            <text:p text:style-name="a722" text:class-names="" text:cond-style-name=""><text:span text:style-name="a720" text:class-names="">C2</text:span><text:span text:style-name="a721" text:class-names=""/></text:p>
          </draw:text-box>
          <svg:title/>
          <svg:desc/>
        </draw:frame>
        <draw:connector draw:type="line" svg:x1="7.77468in" svg:y1="4.1429in" svg:x2="7.77468in" svg:y2="4.26368in" draw:id="id165" draw:style-name="a725" draw:name="Straight Arrow Connector 187">
          <svg:title/>
          <svg:desc/>
        </draw:connector>
        <draw:frame draw:id="id166" draw:style-name="a729" draw:name="TextBox 188" svg:x="7.58605in" svg:y="3.916in" svg:width="0.37726in" svg:height="0.30293in">
          <draw:text-box>
            <text:p text:style-name="a728" text:class-names="" text:cond-style-name=""><text:span text:style-name="a726" text:class-names="">C2</text:span><text:span text:style-name="a727" text:class-names=""/></text:p>
          </draw:text-box>
          <svg:title/>
          <svg:desc/>
        </draw:frame>
        <draw:connector draw:type="line" svg:x1="4.49895in" svg:y1="1.05751in" svg:x2="4.83534in" svg:y2="1.05751in" draw:id="id167" draw:style-name="a731" draw:name="Straight Arrow Connector 189">
          <svg:title/>
          <svg:desc/>
        </draw:connector>
        <draw:frame draw:id="id168" draw:style-name="a736" draw:name="TextBox 191" svg:x="3.68055in" svg:y="0.8995in" svg:width="0.88404in" svg:height="0.30293in">
          <draw:text-box>
            <text:p text:style-name="a735" text:class-names="" text:cond-style-name=""><text:span text:style-name="a732" text:class-names="">Timer</text:span><text:span text:style-name="a733" text:class-names=""><text:s text:c="1"/>IRQ</text:span><text:span text:style-name="a734" text:class-names=""/></text:p>
          </draw:text-box>
          <svg:title/>
          <svg:desc/>
        </draw:frame>
        <draw:connector draw:type="line" svg:x1="4.49382in" svg:y1="1.24517in" svg:x2="4.83021in" svg:y2="1.24517in" draw:id="id169" draw:style-name="a738" draw:name="Straight Arrow Connector 192">
          <svg:title/>
          <svg:desc/>
        </draw:connector>
        <draw:frame draw:id="id170" draw:style-name="a742" draw:name="TextBox 193" svg:x="3.35513in" svg:y="1.08716in" svg:width="1.25112in" svg:height="0.30293in">
          <draw:text-box>
            <text:p text:style-name="a741" text:class-names="" text:cond-style-name=""><text:span text:style-name="a739" text:class-names="">JTAG UART IRQ</text:span><text:span text:style-name="a740" text:class-names=""/></text:p>
          </draw:text-box>
          <svg:title/>
          <svg:desc/>
        </draw:frame>
        <draw:connector draw:type="line" svg:x1="4.50252in" svg:y1="1.43572in" svg:x2="4.83891in" svg:y2="1.43572in" draw:id="id171" draw:style-name="a744" draw:name="Straight Arrow Connector 194">
          <svg:title/>
          <svg:desc/>
        </draw:connector>
        <draw:frame draw:id="id172" draw:style-name="a750" draw:name="TextBox 195" svg:x="2.79305in" svg:y="1.27379in" svg:width="1.84119in" svg:height="0.30293in">
          <draw:text-box>
            <text:p text:style-name="a749" text:class-names="" text:cond-style-name=""><text:span text:style-name="a745" text:class-names="">Ethernet<text:s text:c="1"/></text:span><text:span text:style-name="a746" text:class-names="">Controller</text:span><text:span text:style-name="a747" text:class-names=""><text:s text:c="1"/>IRQ</text:span><text:span text:style-name="a748" text:class-names=""/></text:p>
          </draw:text-box>
          <svg:title/>
          <svg:desc/>
        </draw:frame>
        <draw:connector draw:type="line" svg:x1="5.47781in" svg:y1="2.31842in" svg:x2="5.78526in" svg:y2="2.31842in" draw:id="id173" draw:style-name="a752" draw:name="Straight Arrow Connector 206">
          <svg:title/>
          <svg:desc/>
        </draw:connector>
        <draw:connector draw:type="line" svg:x1="5.78749in" svg:y1="2.48509in" svg:x2="5.44352in" svg:y2="2.48579in" draw:id="id174" draw:style-name="a754" draw:name="Straight Arrow Connector 209">
          <svg:title/>
          <svg:desc/>
        </draw:connector>
        <draw:frame draw:id="id175" draw:style-name="a758" draw:name="TextBox 211" svg:x="5.11343in" svg:y="2.30975in" svg:width="0.41492in" svg:height="0.30293in">
          <draw:text-box>
            <text:p text:style-name="a757" text:class-names="" text:cond-style-name=""><text:span text:style-name="a755" text:class-names="">etx</text:span><text:span text:style-name="a756" text:class-names=""/></text:p>
          </draw:text-box>
          <svg:title/>
          <svg:desc/>
        </draw:frame>
        <draw:frame draw:id="id176" draw:style-name="a762" draw:name="TextBox 212" svg:x="5.13178in" svg:y="2.12961in" svg:width="0.41492in" svg:height="0.30293in">
          <draw:text-box>
            <text:p text:style-name="a761" text:class-names="" text:cond-style-name=""><text:span text:style-name="a759" text:class-names="">erx</text:span><text:span text:style-name="a760" text:class-names=""/></text:p>
          </draw:text-box>
          <svg:title/>
          <svg:desc/>
        </draw:frame>
        <draw:connector draw:type="line" svg:x1="8.14996in" svg:y1="2.85093in" svg:x2="8.14996in" svg:y2="3.04582in" draw:id="id177" draw:style-name="a764" draw:name="Straight Arrow Connector 214">
          <svg:title/>
          <svg:desc/>
        </draw:connector>
        <draw:connector draw:type="line" svg:x1="8.42942in" svg:y1="3.04347in" svg:x2="8.42942in" svg:y2="2.83763in" draw:id="id178" draw:style-name="a766" draw:name="Straight Arrow Connector 217">
          <svg:title/>
          <svg:desc/>
        </draw:connector>
        <draw:frame draw:id="id179" draw:style-name="a770" draw:name="TextBox 221" svg:x="8.25081in" svg:y="2.59128in" svg:width="0.41492in" svg:height="0.30293in">
          <draw:text-box>
            <text:p text:style-name="a769" text:class-names="" text:cond-style-name=""><text:span text:style-name="a767" text:class-names="">erx</text:span><text:span text:style-name="a768" text:class-names=""/></text:p>
          </draw:text-box>
          <svg:title/>
          <svg:desc/>
        </draw:frame>
        <draw:frame draw:id="id180" draw:style-name="a774" draw:name="TextBox 222" svg:x="7.92583in" svg:y="2.59347in" svg:width="0.41492in" svg:height="0.30293in">
          <draw:text-box>
            <text:p text:style-name="a773" text:class-names="" text:cond-style-name=""><text:span text:style-name="a771" text:class-names="">etx</text:span><text:span text:style-name="a772" text:class-names=""/></text:p>
          </draw:text-box>
          <svg:title/>
          <svg:desc/>
        </draw:frame>
        <draw:connector draw:type="line" svg:x1="7.35in" svg:y1="1.725in" svg:x2="7.35in" svg:y2="2.07185in" draw:id="id181" draw:style-name="a776" draw:name="Straight Arrow Connector 231">
          <svg:title/>
          <svg:desc/>
        </draw:connector>
        <draw:custom-shape svg:x="0.36789in" svg:y="5.08744in" svg:width="1.24591in" svg:height="0.94567in" draw:id="id182" draw:style-name="a782" draw:name="Rectangle 236">
          <svg:title/>
          <svg:desc/>
          <text:p text:style-name="a778" text:class-names="" text:cond-style-name=""><text:span text:style-name="a777" text:class-names="">TRDB-D5M</text:span></text:p>
          <text:p text:style-name="a781" text:class-names="" text:cond-style-name=""><text:span text:style-name="a779" text:class-names="">5Mpix camera</text:span><text:span text:style-name="a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31033in" svg:y1="6.56675in" svg:x2="9.06535in" svg:y2="6.56675in" draw:id="id183" draw:style-name="a784" draw:name="Straight Arrow Connector 238">
          <svg:title/>
          <svg:desc/>
        </draw:connector>
        <draw:frame draw:id="id184" draw:style-name="a791" draw:name="TextBox 242" svg:x="2.23219in" svg:y="5.80692in" svg:width="0.81111in" svg:height="0.50488in">
          <draw:text-box>
            <text:p text:style-name="a787" text:class-names="" text:cond-style-name=""><text:span text:style-name="a785" text:class-names="">Image</text:span><text:span text:style-name="a786" text:class-names=""/></text:p>
            <text:p text:style-name="a790" text:class-names="" text:cond-style-name=""><text:span text:style-name="a788" text:class-names="">captured</text:span><text:span text:style-name="a789" text:class-names=""/></text:p>
          </draw:text-box>
          <svg:title/>
          <svg:desc/>
        </draw:frame>
        <draw:connector draw:type="line" svg:x1="2.95253in" svg:y1="6.03312in" svg:x2="3.06771in" svg:y2="5.95497in" draw:id="id185" draw:style-name="a792" draw:name="Straight Connector 1086">
          <svg:title/>
          <svg:desc/>
        </draw:connector>
        <draw:frame draw:id="id186" draw:style-name="a796" draw:name="TextBox 245" svg:x="2.77062in" svg:y="5.86688in" svg:width="0.28084in" svg:height="0.2861in">
          <draw:text-box>
            <text:p text:style-name="a795" text:class-names="" text:cond-style-name=""><text:span text:style-name="a793" text:class-names="">1</text:span><text:span text:style-name="a79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730" svg:viewBox="0 0 20 30" svg:d="m10 0-10 30h20z"/>
    <draw:marker draw:name="a682" svg:viewBox="0 0 20 30" svg:d="m10 0-10 30h20z"/>
    <draw:marker draw:name="a508" svg:viewBox="0 0 20 30" svg:d="m10 0-10 30h20z"/>
    <draw:marker draw:name="a684" svg:viewBox="0 0 20 30" svg:d="m10 0-10 30h20z"/>
    <draw:marker draw:name="a660" svg:viewBox="0 0 20 30" svg:d="m10 0-10 30h20z"/>
    <draw:marker draw:name="a686" svg:viewBox="0 0 20 30" svg:d="m10 0-10 30h20z"/>
    <draw:marker draw:name="a688" svg:viewBox="0 0 20 30" svg:d="m10 0-10 30h20z"/>
    <draw:marker draw:name="a712" svg:viewBox="0 0 20 30" svg:d="m10 0-10 30h20z"/>
    <draw:marker draw:name="a737" svg:viewBox="0 0 20 30" svg:d="m10 0-10 30h20z"/>
    <draw:marker draw:name="a591" svg:viewBox="0 0 20 30" svg:d="m10 0-10 30h20z"/>
    <draw:marker draw:name="a641" svg:viewBox="0 0 20 30" svg:d="m10 0-10 30h20z"/>
    <draw:marker draw:name="a593" svg:viewBox="0 0 20 30" svg:d="m10 0-10 30h20z"/>
    <draw:marker draw:name="a718" svg:viewBox="0 0 20 30" svg:d="m10 0-10 30h20z"/>
    <draw:marker draw:name="a644" svg:viewBox="0 0 20 30" svg:d="m10 0-10 30h20z"/>
    <draw:marker draw:name="a595" svg:viewBox="0 0 20 30" svg:d="m10 0-10 30h20z"/>
    <draw:marker draw:name="a573" svg:viewBox="0 0 20 30" svg:d="m10 0-10 30h20z"/>
    <draw:marker draw:name="a623" svg:viewBox="0 0 20 30" svg:d="m10 0-10 30h20z"/>
    <draw:marker draw:name="a550" svg:viewBox="0 0 20 30" svg:d="m10 0-10 30h20z"/>
    <draw:marker draw:name="a601" svg:viewBox="0 0 20 30" svg:d="m10 0-10 30h20z"/>
    <draw:marker draw:name="a603" svg:viewBox="0 0 20 30" svg:d="m10 0-10 30h20z"/>
    <draw:marker draw:name="a629" svg:viewBox="0 0 20 30" svg:d="m10 0-10 30h20z"/>
    <draw:marker draw:name="a605" svg:viewBox="0 0 20 30" svg:d="m10 0-10 30h20z"/>
    <draw:marker draw:name="a483" svg:viewBox="0 0 20 30" svg:d="m10 0-10 30h20z"/>
    <draw:marker draw:name="a783" svg:viewBox="0 0 20 30" svg:d="m10 0-10 30h20z"/>
    <draw:marker draw:name="a510" svg:viewBox="0 0 20 30" svg:d="m10 0-10 30h20z"/>
    <draw:marker draw:name="a512" svg:viewBox="0 0 20 30" svg:d="m10 0-10 30h20z"/>
    <draw:marker draw:name="a464" svg:viewBox="0 0 20 30" svg:d="m10 0-10 30h20z"/>
    <draw:marker draw:name="a763" svg:viewBox="0 0 20 30" svg:d="m10 0-10 30h20z"/>
    <draw:marker draw:name="a514" svg:viewBox="0 0 20 30" svg:d="m10 0-10 30h20z"/>
    <draw:marker draw:name="a690" svg:viewBox="0 0 20 30" svg:d="m10 0-10 30h20z"/>
    <draw:marker draw:name="a466" svg:viewBox="0 0 20 30" svg:d="m10 0-10 30h20z"/>
    <draw:marker draw:name="a765" svg:viewBox="0 0 20 30" svg:d="m10 0-10 30h20z"/>
    <draw:marker draw:name="a516" svg:viewBox="0 0 20 30" svg:d="m10 0-10 30h20z"/>
    <draw:marker draw:name="a692" svg:viewBox="0 0 20 30" svg:d="m10 0-10 30h20z"/>
    <draw:marker draw:name="a468" svg:viewBox="0 0 20 30" svg:d="m10 0-10 30h20z"/>
    <draw:marker draw:name="a518" svg:viewBox="0 0 20 30" svg:d="m10 0-10 30h20z"/>
    <draw:marker draw:name="a743" svg:viewBox="0 0 20 30" svg:d="m10 0-10 30h20z"/>
    <draw:marker draw:name="a694" svg:viewBox="0 0 20 30" svg:d="m10 0-10 30h20z"/>
    <draw:marker draw:name="a724" svg:viewBox="0 0 20 30" svg:d="m10 0-10 30h20z"/>
    <draw:marker draw:name="a700" svg:viewBox="0 0 20 30" svg:d="m10 0-10 30h20z"/>
    <draw:marker draw:name="a651" svg:viewBox="0 0 20 30" svg:d="m10 0-10 30h20z"/>
    <draw:marker draw:name="a706" svg:viewBox="0 0 20 30" svg:d="m10 0-10 30h20z"/>
    <draw:marker draw:name="a658" svg:viewBox="0 0 20 30" svg:d="m10 0-10 30h20z"/>
    <draw:marker draw:name="a611" svg:viewBox="0 0 20 30" svg:d="m10 0-10 30h20z"/>
    <draw:marker draw:name="a589" svg:viewBox="0 0 20 30" svg:d="m10 0-10 30h20z"/>
    <draw:marker draw:name="a639" svg:viewBox="0 0 20 30" svg:d="m10 0-10 30h20z"/>
    <draw:marker draw:name="a492" svg:viewBox="0 0 20 30" svg:d="m10 0-10 30h20z"/>
    <draw:marker draw:name="a617" svg:viewBox="0 0 20 30" svg:d="m10 0-10 30h20z"/>
    <draw:marker draw:name="a474" svg:viewBox="0 0 20 30" svg:d="m10 0-10 30h20z"/>
    <draw:marker draw:name="a775" svg:viewBox="0 0 20 30" svg:d="m10 0-10 30h20z"/>
    <draw:marker draw:name="a501" svg:viewBox="0 0 20 30" svg:d="m10 0-10 30h20z"/>
    <draw:marker draw:name="a751" svg:viewBox="0 0 20 30" svg:d="m10 0-10 30h20z"/>
    <draw:marker draw:name="a753" svg:viewBox="0 0 20 30" svg:d="m10 0-10 30h20z"/>
    <draw:stroke-dash draw:name="a561" draw:display-name="SysDot" draw:style="rect" draw:dots1="1" draw:dots1-length="0.03125in" draw:dots2="0" draw:dots2-length="0in" draw:distance="0.03125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Roberto Fernández Molanes</meta:initial-creator>
    <dc:creator>Roberto Fernández Molanes</dc:creator>
    <meta:creation-date>2017-02-14T18:55:31Z</meta:creation-date>
    <dc:date>2017-02-16T16:08:38Z</dc:date>
    <meta:editing-cycles>14</meta:editing-cycles>
    <meta:editing-duration>PT62218S</meta:editing-duration>
    <meta:document-statistic meta:paragraph-count="73" meta:word-count="100"/>
  </office:meta>
</office:document-meta>
</file>